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 New" fo:font-size="12pt" fo:font-weight="normal" officeooo:rsid="00017d31" officeooo:paragraph-rsid="00017d3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Courier New" fo:font-size="12pt" officeooo:paragraph-rsid="00016917" style:font-size-asian="12pt" style:font-size-complex="12pt"/>
    </style:style>
    <style:style style:name="P3" style:family="paragraph" style:parent-style-name="Standard">
      <style:text-properties style:font-name="Courier New" fo:font-size="12pt" officeooo:rsid="00017d31" officeooo:paragraph-rsid="00017d31" style:font-size-asian="12pt" style:font-size-complex="12pt"/>
    </style:style>
    <style:style style:name="P4" style:family="paragraph" style:parent-style-name="Standard">
      <style:text-properties style:font-name="Courier New" fo:font-size="12pt" officeooo:paragraph-rsid="00017d31" style:font-size-asian="12pt" style:font-size-complex="12pt"/>
    </style:style>
    <style:style style:name="P5" style:family="paragraph" style:parent-style-name="Standard">
      <style:text-properties style:font-name="Courier New" fo:font-size="12pt" officeooo:rsid="0003f89a" officeooo:paragraph-rsid="0003f89a" style:font-size-asian="12pt" style:font-size-complex="12pt"/>
    </style:style>
    <style:style style:name="P6" style:family="paragraph" style:parent-style-name="Standard">
      <style:paragraph-properties fo:break-before="page"/>
      <style:text-properties style:font-name="Courier New" fo:font-size="12pt" officeooo:rsid="0003f89a" officeooo:paragraph-rsid="0003f89a" style:font-size-asian="12pt" style:font-size-complex="12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Courier New" fo:font-size="16pt" style:text-underline-style="solid" style:text-underline-width="auto" style:text-underline-color="font-color" fo:font-weight="bold" officeooo:rsid="00017d31" officeooo:paragraph-rsid="00017d31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style:font-name="Courier New" fo:font-size="16pt" style:text-underline-style="solid" style:text-underline-width="auto" style:text-underline-color="font-color" fo:font-weight="bold" officeooo:rsid="00016917" officeooo:paragraph-rsid="00017d31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style:font-name="Courier New" fo:font-size="16pt" style:text-underline-style="solid" style:text-underline-width="auto" style:text-underline-color="font-color" fo:font-weight="bold" officeooo:rsid="00016917" officeooo:paragraph-rsid="00016917" style:font-size-asian="16pt" style:font-weight-asian="bold" style:font-size-complex="16pt" style:font-weight-complex="bold"/>
    </style:style>
    <style:style style:name="T1" style:family="text">
      <style:text-properties officeooo:rsid="00016917"/>
    </style:style>
    <style:style style:name="T2" style:family="text">
      <style:text-properties officeooo:rsid="00017d31"/>
    </style:style>
    <style:style style:name="T3" style:family="text">
      <style:text-properties style:font-name="Consolas" fo:font-size="14pt" style:font-size-asian="14pt" style:font-size-complex="14pt"/>
    </style:style>
    <style:style style:name="T4" style:family="text">
      <style:text-properties style:font-name="Consolas" fo:font-size="14pt" officeooo:rsid="00017d31" style:font-size-asian="14pt" style:font-size-complex="14pt"/>
    </style:style>
    <style:style style:name="T5" style:family="text">
      <style:text-properties officeooo:rsid="0002763f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17d31" style:font-size-asian="14pt" style:font-size-complex="14pt"/>
    </style:style>
    <style:style style:name="T8" style:family="text">
      <style:text-properties officeooo:rsid="000534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ear: 200<text:span text:style-name="T5">7</text:span>-ish<text:line-break/><text:line-break/>These are excerpts intended to capture emotion.</text:p>
      <text:p text:style-name="P9">War Zone</text:p>
      <text:p text:style-name="P2"><text:span text:style-name="T1"><text:tab/>The sound of gun blasts fill my ears as I try to hear what buddy next to me is trying to say. All I can make out is a two syllable blur. I feel a sudden sharp pain in my chest as I fall to my knees. I can hear his voice as if I were drowning, “You’re gonna be alright and another two syllable blur before I blackout.</text:span></text:p>
      <text:p text:style-name="P2"><text:tab/><text:span text:style-name="T1">I wake up coughing up blood, vision to blurry to tell where I am at. I hear a voice, “make sure that one’s dead.” footsteps come closer and I hear the click of a revolver. I never felt so alive than when I was this close to death. He pulls the trigger...</text:span></text:p>
      <text:p text:style-name="P8">Cafe Rain</text:p>
      <text:p text:style-name="P3"><text:tab/>I walk into the cafe as I usually do on Saturday morning. I took my usual seat by the window. The smell of fresh cooked food filled the air. I look out the window to see the heavy overcast, it looks as if it could rain any minute. I hear the ring of the bell tied to the door, its not to sophisticated but it makes it peaceful somehow.</text:p>
      <text:p text:style-name="P4"><text:span text:style-name="T2">They walk up to the counter and start talking to the cashier. After a moment she modestly takes off her apron and starts to cry as she walks away. I wonder what that was about. It starts to rain suddenly and heavily. I get up and go outside to embrace the cleansing of the world rain...</text:span></text:p>
      <text:p text:style-name="P7">Pond Sunset</text:p>
      <text:p text:style-name="P5"><text:tab/>I push the wooden boat off the shore and jump in with her on the opposite side. The crickets are chirping in the evening atmosphere as I pick up the ores and start rowing toward the middle of the large pond. I have the urge to break the silence, “Have you ever done this before?”</text:p>
      <text:p text:style-name="P5"><text:tab/>“No, not like this.” she says looking around.</text:p>
      <text:p text:style-name="P5"><text:tab/>“You’re gonna love it, trust me.” As we near the perfect spot I stop rowing and pick up the anchor.</text:p>
      <text:p text:style-name="P5"><text:tab/>“<text:span text:style-name="T8">This is it. I say as I toss it overboard. “What do you think?”<text:line-break/><text:tab/>“It’s beautiful.” she says watching the bright orange sun reflect off the water...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17d3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tab/><text:span text:style-name="MT1">Page </text:span><text:span text:style-name="MT1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1-11T12:08:53.203000000</dc:date>
    <meta:editing-duration>PT3M23S</meta:editing-duration>
    <meta:editing-cycles>2</meta:editing-cycles>
    <meta:document-statistic meta:table-count="0" meta:image-count="0" meta:object-count="0" meta:page-count="5" meta:paragraph-count="13" meta:word-count="373" meta:character-count="1867" meta:non-whitespace-character-count="1496"/>
  </office:meta>
</office:document-meta>
</file>